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SOL·LICITUD / INSTÀNCIA</text:span></text:p>
      <text:p text:style-name="Text_20_body"><text:span text:style-name="Strong_20_Emphasis">A l’atenció de:</text:span><text:line-break/>Sr./Sra. President/a del Tribunal Qualificador<text:line-break/><text:span text:style-name="Strong_20_Emphasis">(Nom de l’empresa pública)</text:span><text:line-break/>C/ ___________<text:span text:style-name="Emphasis">, núm. ___<text:line-break/>0770</text:span> Maó</text:p>
      <text:p text:style-name="Text_20_body"><text:span text:style-name="Strong_20_Emphasis">Nom i llinatges del/de la sol·licitant:</text:span> Joan Pons Vidal<text:line-break/><text:span text:style-name="Strong_20_Emphasis">DNI:</text:span> 12345678-A<text:line-break/><text:span text:style-name="Strong_20_Emphasis">Adreça:</text:span> C/ Ciutadella, 45 – 07703 Maó<text:line-break/><text:span text:style-name="Strong_20_Emphasis">Telèfon:</text:span> 600 123 456<text:line-break/><text:span text:style-name="Strong_20_Emphasis">Correu electrònic:</text:span> joanpons@email.com</text:p>
      <text:p text:style-name="Text_20_body"><text:span text:style-name="Strong_20_Emphasis">EXPOSA</text:span></text:p>
      <text:p text:style-name="Text_20_body">Que ha estat publicada la convocatòria per a cobrir <text:span text:style-name="Strong_20_Emphasis">una plaça d’administratiu/va</text:span> mitjançant el sistema de <text:span text:style-name="Strong_20_Emphasis">concurs-oposició</text:span> a l’empresa pública esmentada.</text:p>
      <text:p text:style-name="Text_20_body"><text:span text:style-name="Strong_20_Emphasis">SOL·LICITA</text:span></text:p>
      <text:p text:style-name="Text_20_body">Que s’admeti aquesta instància per tal de <text:span text:style-name="Strong_20_Emphasis">prendre part en el procés selectiu</text:span> corresponent, i que es tingui en compte la documentació adjunta que acredita el compliment dels requisits establerts en la convocatòria.</text:p>
      <text:p text:style-name="Text_20_body">A <text:span text:style-name="Strong_20_Emphasis">Maó, 4 de novembre de 2025</text:span></text:p>
      <text:p text:style-name="Text_20_body"><text:span text:style-name="Emphasis">(signatura)</text:span><text:line-break/><text:span text:style-name="Strong_20_Emphasis">Joan Pons Vidal</text:span></text:p>
      <text:p text:style-name="Text_20_body"><text:span text:style-name="Strong_20_Emphasis">Documentació adjunta:</text:span></text:p>
      <text:list text:style-name="L1">
        <text:list-item>
          <text:p text:style-name="P1">Fotocòpia del DNI</text:p>
        </text:list-item>
        <text:list-item>
          <text:p text:style-name="P1">Currículum vitae</text:p>
        </text:list-item>
        <text:list-item>
          <text:p text:style-name="P1">Titulació acadèmica</text:p>
        </text:list-item>
        <text:list-item>
          <text:p text:style-name="P1">Justificant del pagament de la taxa (si escau)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09:21:22.938155718</meta:creation-date>
    <dc:date>2025-11-04T09:22:02.391893129</dc:date>
    <meta:editing-duration>PT41S</meta:editing-duration>
    <meta:editing-cycles>1</meta:editing-cycles>
    <meta:document-statistic meta:table-count="0" meta:image-count="0" meta:object-count="0" meta:page-count="1" meta:paragraph-count="14" meta:word-count="133" meta:character-count="874" meta:non-whitespace-character-count="758"/>
    <meta:generator>LibreOffice/24.2.7.2$Linux_X86_64 LibreOffice_project/420$Build-2</meta:generator>
  </office:meta>
</office:document-meta>
</file>